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8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94</text:p>
      <text:p text:style-name="P2">Month<text:tab/><text:tab/><text:tab/><text:tab/><text:tab/><text:tab/></text:p>
      <text:p text:style-name="P2">Year<text:tab/><text:tab/><text:tab/><text:tab/><text:tab/><text:tab/>189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5">S. MORAIS,/</text:p>
      <text:p text:style-name="P5">546 N. FIFTH STREET,/</text:p>
      <text:p text:style-name="P5">PHILADELPHIA, PA./</text:p>
      <text:p text:style-name="P5"/>
      <text:p text:style-name="P4">[Front Cover]</text:p>
      <text:p text:style-name="P4">[Note: The number "36" is written in pencil and circled in the top right corner of the page.]</text:p>
      <text:p text:style-name="P6">94/</text:p>
      <text:p text:style-name="P5">On Behar Sinai/</text:p>
      <text:p text:style-name="P5">About brotherly mercy/</text:p>
      <text:p text:style-name="P5"/>
      <text:p text:style-name="P4">[Page 1]</text:p>
      <text:p text:style-name="P4">No doubt, if American Jews were asked to/ choose a sentence, which pleases them best,/ in the portion of the Torah read this morning,/ they would agree upon that <text:span text:style-name="T1">engraven</text:span><text:span text:style-name="T2"> molten on the/ </text:span><text:span text:style-name="T1">dear</text:span><text:span text:style-name="T2"> precious bell which from the Philadelphia state/ House rung out in the sweetest tones a declara-/-tion of human rights [Hebrew] <text:s/>"Proclaim liberty/ throughout the land unto all the inhabitants/ thereof". <text:s/>Nor would I consider the selection/ inappropriate, for, urged by that motto, pa-/-triots conquered peace with honor, united discordant/ elements into a powerful nationality and gave/ the </text:span><text:span text:style-name="T1">strictest</text:span><text:span text:style-name="T2"> strongest impulse to a progress/ premotive of human comfort in and out of doors./ <text:s/>A happy thought was that which suggested/ so significant a passage from the Hebrew/ Scriptures, I prefer it decidedly to what Oliver/ Cromwell is reported to have borrowed from an out-/-burst of anger hurled at his enemies by the </text:span><text:soft-page-break/><text:span text:style-name="T2">ancient psalmist./ <text:s/>For it is said that the </text:span><text:span text:style-name="T1">Conqueror</text:span><text:span text:style-name="T2"> fiery lord protector thus incited his/ followers to battle </text:span><text:span text:style-name="T1">"Lord</text:span><text:span text:style-name="T2"> "Strive Thou O Lord against those that strive against me. <text:s/>Fight Thou, them that fight/ me, lay hold of shield and buckler and stand up to my defence."/</text:span></text:p>
      <text:p text:style-name="P7"/>
      <text:p text:style-name="P7">[Page 2]</text:p>
      <text:p text:style-name="P4"><text:span text:style-name="T2">But neither of wars nor of victories, am I now/ </text:span><text:span text:style-name="T1">moved</text:span><text:span text:style-name="T2"> impelled to speak. <text:s/>Our section of Leviticus teems with/ lessons of loving goodness not of bloodshed even </text:span><text:span text:style-name="T1">in self defence</text:span><text:span text:style-name="T2"> for independence sake. <text:s/>Those lessons </text:span><text:span text:style-name="T1">They</text:span><text:span text:style-name="T2"> have arrested the atten-/-tion of </text:span><text:span text:style-name="T1">political economists</text:span><text:span text:style-name="T2"> deep thinkers, who wish the welfare/ of communities, and forced out </text:span><text:span text:style-name="T1">the</text:span><text:span text:style-name="T2"> an acknowledgment/ of the superiority of the Mosaic code not merely/ </text:span><text:span text:style-name="T1">above</text:span><text:span text:style-name="T2"> over that of Lycurgus of Sparta, of Solen the Athenean, of Theodosius/ a Justinian, but </text:span><text:span text:style-name="T1">above</text:span><text:span text:style-name="T2"> over that of modern legis-/-lators. <text:s/>In my mind three Hebrew words/ in our Parasha are the summary of </text:span><text:span text:style-name="T1">the Mosaic</text:span><text:span text:style-name="T2"> Divinely/ sublime teachings [Hebrew], which words,/ interpreted in the vernacular, read so: "Let thy/ brother live with thee". <text:s/>To act up to that/ precept is to be an Israelite indeed. <text:s/>The/ common adage "live and let live," meaning; "don't/ be of a grasping disposition; don't try to become/ such by injuring your neighbor's calling or/ character," is a maxim too narrow in its ap-/-plication to be set on a </text:span><text:span text:style-name="T1">level</text:span><text:span text:style-name="T2"> par with the Biblical/ doctrine, that I have just quoted. <text:s/>It may seem/ liberal enough to some; perhaps too liberal in/ this age of unscrupulous competition, but it falls/ far below the mark, when measured by a/ Jewish standard </text:span><text:span text:style-name="T1">as in the [?] and oral Law,</text:span><text:span text:style-name="T2"> of righteousness./</text:span></text:p>
      <text:p text:style-name="P7"/>
      <text:p text:style-name="P7">[Page 3]</text:p>
      <text:p text:style-name="P4"><text:span text:style-name="T2">Our religion refuses to admit that adage as a/ sound principle, because it inculcates only a/ negative </text:span><text:span text:style-name="T1">goodness</text:span><text:span text:style-name="T2"> virtue according to it, we should guard against/ doing our fellow mortals harm, </text:span><text:span text:style-name="T1">it says,</text:span><text:span text:style-name="T2"> whereas/ Judaism demands of its adherents positive </text:span><text:span text:style-name="T1">right-</text:span><text:span text:style-name="T2"> beneficence./ </text:span><text:span text:style-name="T1">-teousness</text:span><text:span text:style-name="T2"> <text:s/>We should strive to </text:span><text:span text:style-name="T1">benefit</text:span><text:span text:style-name="T2"> help our fel-/-low creatures. <text:s/>To abstain from </text:span><text:span text:style-name="T1">lowering</text:span><text:span text:style-name="T2"> debasing our nature/ as we would surely lower it, by bringing ruin or shame on a brother, is not/ to be entitled to the name of virtuous. <text:s/>To </text:span><text:span text:style-name="T1">elevate</text:span><text:span text:style-name="T2"> upraise/ our nature, by furthering </text:span><text:span text:style-name="T1">his</text:span><text:span text:style-name="T2"> our brother's welfare, is to possess/ a claim to a post of honor among the chosen/ of God. <text:s/>When I am </text:span><text:span text:style-name="T1">told</text:span><text:span text:style-name="T2"> asked to let my/ brother live with me [Hebrew], I understand/ that I must not push him aside, so that I/ may walk more at large, but that I must/ make room for him; that I must clear the/ way of stumbling blocks which me prevent his/ holding the station occupied [Hebrew] say/ the Talmudists "try to let him stay </text:span><text:span text:style-name="T1">close to</text:span><text:span text:style-name="T2"> by thee". <text:s/>And/ when the prophet adds to that precept, the words/ [Hebrew] "Thou shalt fear thy God," I/ realize this soul ennobling truth </text:span><text:span text:style-name="T1">verity</text:span><text:span text:style-name="T2">, viz,/</text:span></text:p>
      <text:p text:style-name="P7"/>
      <text:p text:style-name="P7">[Page 4]</text:p>
      <text:p text:style-name="P4"><text:span text:style-name="T2">I cannot consider </text:span><text:span text:style-name="T1">that</text:span><text:span text:style-name="T2"> my life </text:span><text:span text:style-name="T1">is</text:span><text:span text:style-name="T2"> acceptable/ in the sight of the Universal Maker who gave/ it, simply because I do not </text:span><text:span text:style-name="T1">covertly or by</text:span><text:span text:style-name="T2"> misuse it by/ subtle cunning, thrusting one of </text:span><text:span text:style-name="T1">His</text:span><text:span text:style-name="T2"> God's creatures into/ the back ground and taking up his place. <text:s/>No,/ I learn that I can win the favor of my Lord and/ Creator, if I have endeavoured to keep my neigh-/-bor in, when about to be cast out. <text:s/>For, I have/ received a positive command to lay stronghold/ of him that is falling into decay [Hebrew]/ so that </text:span><text:span text:style-name="T1">we</text:span><text:span text:style-name="T2"> he may not sink under the weight/ of his misfortune; never waiting to inquire whe-/-ther the person who needs leaning on my arm for/ support is a native of my city, or whether he/ hails from a foreign land [Hebrew]./ <text:s/>Now I feel certain that every Jew will in theory/ recognize, as I do, the sublimity of this doctrine of/ our faith. <text:s/>All with glory in knowing that Judaism/ is the essence of humanity, of equality and fra-/-ternity. <text:s/>Philo Judeaus, the world famous phi-/-losopher who </text:span><text:span text:style-name="T1">lived at the beginning of</text:span><text:span text:style-name="T2"> flourished before the Christian/ ear, enamored with such a code of laws exclaimed:/ "Are not those rules deserving of universal/ reverence?" <text:s/>And so we all admit them to be in the abstract./</text:span></text:p>
      <text:p text:style-name="P7"/>
      <text:p text:style-name="P7">[Page 5]</text:p>
      <text:p text:style-name="P4"><text:span text:style-name="T2">But how is it in practice? <text:s/>Do we carry out that/ principle of our creed to the letter? <text:s/>If we do, why then </text:span><text:soft-page-break/><text:span text:style-name="T2">the/ cry of anguish here, and the </text:span><text:span text:style-name="T1">din</text:span><text:span text:style-name="T2"> noise of revelry there? <text:s/>Why/ the haggard looks of want in one place, extravagance/ and waste in another? <text:s/>If we did exemplify/ the teachings of the inspired Moses in our daily walks,/ we would not alone light up the countenance which/ troubles have darkened, but we would also prove false/ beyond peradventure, as it is absolutely unjust, the/ charge brought against our people at large, that/ greed is the Jewish characteristic. <text:s text:c="2"/>But/ referring specially to a certain rule laid down in our/ Parasha, I wish to remark, that if we were im-/-bued with the truth of the doctrine which I have/ cited, we would bridle </text:span><text:span text:style-name="T1">the</text:span><text:span text:style-name="T2"> a passion </text:span><text:span text:style-name="T1">for</text:span><text:span text:style-name="T2"> to grow</text:span><text:span text:style-name="T1">ing</text:span><text:span text:style-name="T2"> rich/ in haste by extortion. <text:s/>Conceding, </text:span><text:span text:style-name="T1">for instance by way of illustration,</text:span><text:span text:style-name="T2"> as we must now agree,/ that since money has become a staple of com-/-merce, we may deal in </text:span><text:span text:style-name="T1">it</text:span><text:span text:style-name="T2"> money, as well as in any/ other commodity, we would nevertheless be chary/ not to infringe upon the spirit of the law, so forcibly/ set forth in the lesson of this Sabbath [Hebrew]/ [Hebrew] </text:span><text:span text:style-name="T1">viz</text:span><text:span text:style-name="T2"> namely, we would dread to demand of/ our brother, who has sank into a state of destitu-/-tion, insurious interest for his loan./</text:span></text:p>
      <text:p text:style-name="P4"><text:span text:style-name="T2"/></text:p>
      <text:p text:style-name="P4"><text:span text:style-name="T2">[Page 6]</text:span></text:p>
      <text:p text:style-name="P4"><text:span text:style-name="T2">Admitting that even </text:span><text:span text:style-name="T1">what</text:span><text:span text:style-name="T2"> money lending--a vocation which circumstances have brought/ into disrepute--may be carried </text:span><text:span text:style-name="T1">out</text:span><text:span text:style-name="T2"> on with sentiments/ of justice, </text:span><text:span text:style-name="T1">and</text:span><text:span text:style-name="T2"> with equity and deep consideration--and/ doubtless it is so performed abroad, and </text:span><text:span text:style-name="T1">here too</text:span><text:span text:style-name="T2"> in America too by some who are alive/ to the dictates of the merciful law of Israel's God--/ still to them temptations </text:span><text:span text:style-name="T1">a Jew ought always to</text:span><text:span text:style-name="T2"> a yielding to which disgraces our name and religion, it were well that a Jew would set before his/ </text:span><text:span text:style-name="T1">let f before his mind</text:span><text:span text:style-name="T2"> mind in conjunction with what we have read, also the 18th chapter of Ezekiel,/ in which the Seer on Chebar contrasts a life of right-/-eousness with </text:span><text:span text:style-name="T1">that of unrighteousness</text:span><text:span text:style-name="T2"> its opposite. <text:s/>According/ to the prophetic description, he alone shall live before the/ Lord, who has not wronged any, has not held back/ a pledge, has never been guilty of cheating, who has/ given of his bread to the hungry and covered the/ naked with a garment, who has withdrawn his/ hand not to hurt the poor by means of usury and/ extortion. <text:s/>Such one is [Hebrew] a just man,/ he shall live. <text:s/>Better yet, a Jew should inscribe on/ the tablet of his heart that most sublime writing/ left us in the 15th psalm of David. <text:s/>There will a/ Jew see portrayed </text:span><text:span text:style-name="T1">the</text:span><text:span text:style-name="T2"> a soul wafted to the sacred/ hill, where the glory of God abides. <text:s/>It is the soul of/ a being who has acted with the strictest integrity, ha-/-ving never soiled his hands with usurious money and corrupting/ bribe [Hebrew]/</text:span></text:p>
      <text:p text:style-name="P4"><text:span text:style-name="T2"/></text:p>
      <text:p text:style-name="P4"><text:span text:style-name="T2">[Page 7]</text:span></text:p>
      <text:p text:style-name="P9">Acting upon such the Mosaic Jewish principles, we would not permit in-<text:span text:style-name="T2">/ </text:span>-digence to become the lot of the worthy, while the undeser-<text:span text:style-name="T2">/ </text:span>-ving inherit affluence.<text:span text:style-name="T2"> <text:s/>The knotty question, </text:span>the<text:span text:style-name="T2"> which/ </text:span>hard solution of which may one day overthrow society<text:span text:style-name="T2"> creates everywhere a </text:span>restle<text:span text:style-name="T2"> restlessness threatening the/ </text:span>to its very foundations, the question<text:span text:style-name="T2"> permanence of society, the hard question which forces/ communities upon the mouth of a volcano, was square-/ly met by the son of Amram, and disposed of equi-/-tably, when he wrote [Hebrew] "Let thy brother/ live with thee." <text:s/>There could not exist, like at present,/ a shocking disparity between the idlers, who roll/ in wealth, and the industrious who lack the comforts/ of life, if we rigidly adhered to the injunction of the/ archprophet. <text:s/>Capital and labor would cease to be/ in open antagonism, if the nerves and sinews of society/ handicraft--commanded the highest </text:span>compensation<text:span text:style-name="T2"> remuneration/ and were secured against casualties and the drainage/ of one's resources consequent upon </text:span>ill<text:span text:style-name="T2"> the ills that all/ flesh is heir to. <text:s/>The power that riches give, would not/ be centralized but diffused to the promotion of human/ happiness and the avoidance of disturbing causes by/ which republics and monarchies have been often con-/-vulsed. <text:s/>But I do not intend inditing an essay on/ political economy, <text:s/>which is out of my line and beyond my capacity. <text:s/>A passage/ in our Parasha elicited my </text:span>few<text:span text:style-name="T2"> desultory remarks./</text:span></text:p>
      <text:p text:style-name="P9"><text:span text:style-name="T2"/></text:p>
      <text:p text:style-name="P9"><text:span text:style-name="T2">[Page 8]</text:span></text:p>
      <text:p text:style-name="P9"><text:span text:style-name="T2">According to that passage, none who was an Israelite,/ could entail poverty on his household. <text:s/>Why? </text:span><text:soft-page-break/><text:span text:style-name="T2">because/ the soil was inalienable. <text:s/>Let those listen to </text:span>it<text:span text:style-name="T2"> the word-/ing of that precept, who are deaf to the sound of/ their brothers' woes; let them listen to it whose only/ aspiration is, as Isaiah reproachfully tells them [Hebrew] to/ join house to house, field to field, that no vacant spaces/ be found ,and they shall remain sole masters of the land./ <text:s/>[Hebrew]/ <text:s/>"The land shall not be sold for ever, for the land is mine,/ for ye are strangers and sojourners with me. <text:s/>That is the all-humanizing lesson of this morning's Parasha. <text:s/>Aye: to God/ belongs the earth. <text:s/>He is the supreme and everlasting owner,/ for His hands have made it. <text:s/>We hold it at His divine/ pleasure a limited time. <text:s/>Such is the Mosaic doctrine./ <text:s/>It condemns covetousness, it denounces the insatiable-/-ness of our ambition to gain more and always more, tho'/ we may by it drive a fellow mortal to the wall. <text:s/>We are/ all strangers, wending our steps to a lasting existence,/ let us make our travelling[sic!] companions live with us, while/ on the way. <text:s/>We are sojourners bound to return to our/ Father's house. <text:s/>Let us </text:span>pa<text:span text:style-name="T2"> make the passage easy/ to others as well as to ourselves. <text:s/>Even as I speak,/ a voice of lament reaches our ears from creatures under a flood/</text:span></text:p>
      <text:p text:style-name="P9"><text:span text:style-name="T2"/></text:p>
      <text:p text:style-name="P9"><text:span text:style-name="T2">[Page 9]</text:span></text:p>
      <text:p text:style-name="P9"><text:span text:style-name="T2">of affliction. <text:s/>Let us dry with the </text:span>worth<text:span text:style-name="T2"> warmth of brotherly/ affection the streams of sorrow by which many who dwell/ in our state have very nigh been whelmed. <text:s/>Needless it is/ to point out the awful trials which this week has brought/ upon Pennsylvania. <text:s/>May they have ceased and security be/ restored. <text:s/>But when humanity pleads for the suf-/-ferers, </text:span>let<text:span text:style-name="T2"> the adherents of </text:span>the most human<text:span text:style-name="T2"> the religion/ that lay deeply the foundation of humanity, shall remember/ &amp; act up to the commandment [Hebrew] "Let thy brother/ live with thee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04T15:33:30.03</meta:creation-date>
    <dc:date>2012-09-05T12:07:46.05</dc:date>
    <dc:creator>Penn Libraries</dc:creator>
    <meta:editing-duration>PT01H05M4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2101" meta:character-count="12451"/>
  </office:meta>
</office:document-meta>
</file>